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1ea940" officeooo:paragraph-rsid="001ea940"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21dc40" officeooo:paragraph-rsid="0021dc40"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213c93" officeooo:paragraph-rsid="0024276c" style:font-style-asian="italic" style:font-style-complex="italic"/>
    </style:style>
    <style:style style:name="P4" style:family="paragraph" style:parent-style-name="Standard">
      <style:text-properties fo:font-style="normal" style:text-underline-style="none" officeooo:rsid="001ea940" officeooo:paragraph-rsid="001ea940" style:font-style-asian="normal" style:font-style-complex="normal"/>
    </style:style>
    <style:style style:name="P5" style:family="paragraph" style:parent-style-name="Standard">
      <style:text-properties fo:font-style="normal" style:text-underline-style="none" officeooo:rsid="00213c93" officeooo:paragraph-rsid="001ea940" style:font-style-asian="normal" style:font-style-complex="normal"/>
    </style:style>
    <style:style style:name="P6" style:family="paragraph" style:parent-style-name="Standard">
      <style:text-properties fo:font-style="normal" style:text-underline-style="none" officeooo:rsid="00213c93" officeooo:paragraph-rsid="0024276c" style:font-style-asian="normal" style:font-style-complex="normal"/>
    </style:style>
    <style:style style:name="P7" style:family="paragraph" style:parent-style-name="Standard">
      <style:text-properties fo:font-style="normal" style:text-underline-style="none" officeooo:rsid="0021dc40" officeooo:paragraph-rsid="0021dc40" style:font-style-asian="normal" style:font-style-complex="normal"/>
    </style:style>
    <style:style style:name="P8" style:family="paragraph" style:parent-style-name="Standard">
      <style:text-properties fo:font-style="normal" style:text-underline-style="none" officeooo:rsid="0024276c" officeooo:paragraph-rsid="0024276c" style:font-style-asian="normal" style:font-style-complex="normal"/>
    </style:style>
    <style:style style:name="P9" style:family="paragraph" style:parent-style-name="Standard">
      <style:text-properties fo:font-style="normal" style:text-underline-style="none" officeooo:rsid="0024ea83" officeooo:paragraph-rsid="0024ea83" style:font-style-asian="normal" style:font-style-complex="normal"/>
    </style:style>
    <style:style style:name="P10" style:family="paragraph" style:parent-style-name="Standard">
      <style:text-properties fo:font-style="normal" style:text-underline-style="none" officeooo:rsid="0024f22d" officeooo:paragraph-rsid="0024f22d" style:font-style-asian="normal" style:font-style-complex="normal"/>
    </style:style>
    <style:style style:name="P11" style:family="paragraph" style:parent-style-name="Standard">
      <style:text-properties fo:font-style="normal" style:text-underline-style="none" officeooo:rsid="002600a2" officeooo:paragraph-rsid="002600a2" style:font-style-asian="normal" style:font-style-complex="normal"/>
    </style:style>
    <style:style style:name="P12" style:family="paragraph" style:parent-style-name="Standard">
      <style:text-properties fo:font-style="normal" style:text-underline-style="none" officeooo:rsid="002ac463" officeooo:paragraph-rsid="002ac463" style:font-style-asian="normal" style:font-style-complex="normal"/>
    </style:style>
    <style:style style:name="P13" style:family="paragraph" style:parent-style-name="Title">
      <style:text-properties officeooo:rsid="001ea940" officeooo:paragraph-rsid="001ea940"/>
    </style:style>
    <style:style style:name="P14" style:family="paragraph" style:parent-style-name="Standard">
      <style:text-properties fo:font-style="normal" style:text-underline-style="none" fo:font-weight="normal" officeooo:rsid="0024ea83" officeooo:paragraph-rsid="0024ea8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4f22d" officeooo:paragraph-rsid="0024f22d"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7498d" officeooo:paragraph-rsid="002600a2"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bf361" officeooo:paragraph-rsid="002ac463" style:font-style-asian="normal" style:font-weight-asian="normal" style:font-style-complex="normal" style:font-weight-complex="normal"/>
    </style:style>
    <style:style style:name="P18" style:family="paragraph" style:parent-style-name="Standard">
      <style:text-properties fo:font-style="normal" style:text-underline-style="none" officeooo:rsid="002d92d0" officeooo:paragraph-rsid="002d92d0" style:font-style-asian="normal" style:font-style-complex="normal"/>
    </style:style>
    <style:style style:name="P19" style:family="paragraph" style:parent-style-name="Standard">
      <style:text-properties fo:font-style="normal" style:text-underline-style="none" officeooo:rsid="002e2bab" officeooo:paragraph-rsid="002e2bab" style:font-style-asian="normal" style:font-style-complex="normal"/>
    </style:style>
    <style:style style:name="P20" style:family="paragraph" style:parent-style-name="Standard">
      <style:text-properties fo:font-style="normal" style:text-underline-style="none" officeooo:rsid="002f8974" officeooo:paragraph-rsid="002f8974" style:font-style-asian="normal" style:font-style-complex="normal"/>
    </style:style>
    <style:style style:name="P21" style:family="paragraph" style:parent-style-name="Standard">
      <style:text-properties fo:font-style="normal" style:text-underline-style="none" officeooo:rsid="00333190" officeooo:paragraph-rsid="00333190" style:font-style-asian="normal" style:font-style-complex="normal"/>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fb7b3" style:font-style-asian="normal" style:font-style-complex="normal"/>
    </style:style>
    <style:style style:name="T3" style:family="text">
      <style:text-properties officeooo:rsid="002242cd"/>
    </style:style>
    <style:style style:name="T4" style:family="text">
      <style:text-properties fo:font-weight="bold" style:font-weight-asian="bold" style:font-weight-complex="bold"/>
    </style:style>
    <style:style style:name="T5" style:family="text">
      <style:text-properties fo:font-weight="bold" officeooo:rsid="0030bdfc" style:font-weight-asian="bold" style:font-weight-complex="bold"/>
    </style:style>
    <style:style style:name="T6" style:family="text">
      <style:text-properties fo:font-weight="bold" officeooo:rsid="0034d11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7498d" style:font-weight-asian="normal" style:font-weight-complex="normal"/>
    </style:style>
    <style:style style:name="T9" style:family="text">
      <style:text-properties fo:font-weight="normal" officeooo:rsid="002bf361" style:font-weight-asian="normal" style:font-weight-complex="normal"/>
    </style:style>
    <style:style style:name="T10" style:family="text">
      <style:text-properties fo:font-weight="normal" officeooo:rsid="002f655f" style:font-weight-asian="normal" style:font-weight-complex="normal"/>
    </style:style>
    <style:style style:name="T11" style:family="text">
      <style:text-properties fo:font-weight="normal" officeooo:rsid="0030bdfc" style:font-weight-asian="normal" style:font-weight-complex="normal"/>
    </style:style>
    <style:style style:name="T12" style:family="text">
      <style:text-properties fo:font-weight="normal" officeooo:rsid="00329281" style:font-weight-asian="normal" style:font-weight-complex="normal"/>
    </style:style>
    <style:style style:name="T13" style:family="text">
      <style:text-properties fo:font-weight="normal" officeooo:rsid="0034d113" style:font-weight-asian="normal" style:font-weight-complex="normal"/>
    </style:style>
    <style:style style:name="T14" style:family="text">
      <style:text-properties fo:font-weight="normal" officeooo:rsid="0035dc24" style:font-weight-asian="normal" style:font-weight-complex="normal"/>
    </style:style>
    <style:style style:name="T15" style:family="text">
      <style:text-properties fo:font-weight="normal" officeooo:rsid="0036e6e9" style:font-weight-asian="normal" style:font-weight-complex="normal"/>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02f655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pm, Gulp, Sass tutorial</text:p>
      <text:p text:style-name="Standard">Create npm-project and package.json file:</text:p>
      <text:p text:style-name="P1">npm init</text:p>
      <text:p text:style-name="P4"/>
      <text:p text:style-name="P1"><text:span text:style-name="T1">Add dependency to npm-project and place it in package.json file. </text:span><text:span text:style-name="T2">Every module will be save in node-mules folder</text:span><text:span text:style-name="T1">:</text:span></text:p>
      <text:p text:style-name="P1">npm install --save-dev &lt;dependency&gt;</text:p>
      <text:p text:style-name="P5"/>
      <text:p text:style-name="P7">The node_modules folder should be in the gitignore-file. All the dependencies are described in the package.json file and from there the dependencies should be downloade<text:span text:style-name="T3">d</text:span>. To download the dependencies via the package.json file you should use the following command:</text:p>
      <text:p text:style-name="P2">npm install</text:p>
      <text:p text:style-name="P7"/>
      <text:p text:style-name="P6">Create gulpfile that contains all the gulp tasks that can be executed. The name should be:</text:p>
      <text:p text:style-name="P3">gulpfile.js</text:p>
      <text:p text:style-name="P7"/>
      <text:p text:style-name="P8">You can fire the gulp tasks in the commandd line via:</text:p>
      <text:p text:style-name="P8">gulp &lt;task&gt;</text:p>
      <text:p text:style-name="P8"/>
      <text:p text:style-name="P9">Add the dependency <text:span text:style-name="T4">browsersync</text:span><text:span text:style-name="T7"> to automatically update the website in browser when editing the html, css or javascript code. You can do this by creating a task in gulp and define what paths (directories) you want to monitor. The files in the given paths will be checked for changes. If a file has changes the website will be reloaded automatically.</text:span></text:p>
      <text:p text:style-name="P14"/>
      <text:p text:style-name="P10"><text:span text:style-name="T7">You also want to automatically update the browser when scss-files change. They should be compiled automatically to css-fils and then the browser should be updated. The method “</text:span><text:span text:style-name="T4">Watch</text:span><text:span text:style-name="T7">” of gulp can do this for you. You can create a gulp-task that watches the directory where all scss-files are placed. If a change has been made gulp automatically fires the task you have set to fire, in this case compiling scss files to css files. After that BrowserSync detects that the css-files are changed and reloads the webpage.</text:span></text:p>
      <text:p text:style-name="P15"/>
      <text:p text:style-name="P11"><text:span text:style-name="T7">Use </text:span><text:span text:style-name="T4">gulp-autoprefixer </text:span><text:span text:style-name="T7">to automatically set browser prefixer when compiling scss to css files. This avoids a lot of </text:span><text:span text:style-name="T16">compatibility</text:span><text:span text:style-name="T7"> issues. In the gulp-autoprefixer method you can set how many browser versions </text:span><text:span text:style-name="T8">it should go back to.</text:span></text:p>
      <text:p text:style-name="P16"/>
      <text:p text:style-name="P12"><text:span text:style-name="T8">G</text:span><text:span text:style-name="T7">ulp also can be used to copy files. This is handy when you want to seperate your source files and the ‘compiles’ files. Also you can add some functionality when </text:span><text:span text:style-name="T16">copying files, like minifying </text:span><text:span text:style-name="T7"><text:s/>the html, js or css files. </text:span><text:span text:style-name="T9">All you have to do when copying is define a src-location and a destination location</text:span></text:p>
      <text:p text:style-name="P17"/>
      <text:p text:style-name="P18"><text:span text:style-name="T9">T</text:span><text:span text:style-name="T7">he dependency </text:span><text:span text:style-name="T4">gulp-clean</text:span><text:span text:style-name="T7"> can remove files automatically. If you have seperated your source files and they automatically are copied to the compiled files. Then it is also handy to automatically delete the compiled files when you delete the source files. This dependency can do that for you.</text:span></text:p>
      <text:p text:style-name="P18"><text:span text:style-name="T7"/></text:p>
      <text:p text:style-name="P19"><text:span text:style-name="T7">Add </text:span><text:span text:style-name="T4">gulp-concat</text:span><text:span text:style-name="T7"> to concatenate different files, for example javascript files, together. </text:span><text:span text:style-name="T10">This is handy if you just want one file to rule them all. You can use gulp-concat when </text:span><text:span text:style-name="T17">copying</text:span><text:span text:style-name="T10"> files to another directory. The method has the output file name as variable.</text:span></text:p>
      <text:p text:style-name="P19"><text:span text:style-name="T10"/></text:p>
      <text:p text:style-name="P19"><text:span text:style-name="T10"/></text:p>
      <text:p text:style-name="P19"><text:span text:style-name="T10"/></text:p>
      <text:p text:style-name="P20"><text:soft-page-break/><text:span text:style-name="T10">W</text:span><text:span text:style-name="T7">hen you use </text:span><text:span text:style-name="T4">gulp-</text:span><text:span text:style-name="T5">browserify</text:span><text:span text:style-name="T11"> you can bundle all javascript files with the “require” method that has been used in NodeJs. You can quickly bundle a main.js with all the dependencies. </text:span><text:span text:style-name="T12">For example, bundle jquery, popper.js, bootstrap and mustache as dependencies in your main.js and write your javascript. Gulp-browserify adds the dependencies when the javascript file is being compiled.</text:span></text:p>
      <text:p text:style-name="P20"><text:span text:style-name="T12"/></text:p>
      <text:p text:style-name="P21"><text:span text:style-name="T12">T</text:span><text:span text:style-name="T7">o merge scss/css files and css-frameworks </text:span><text:span text:style-name="T15">with their own gulp stream</text:span><text:span text:style-name="T7"> into one css file you can use the dependency </text:span><text:span text:style-name="T6">merge-stream</text:span><text:span text:style-name="T13">. This way you can merge bootstrap.css, other frameworks and our own scss files </text:span><text:span text:style-name="T14">with their own streams</text:span><text:span text:style-name="T13"> into one big css-file. Use the method merge(files,files) to merge </text:span><text:span text:style-name="T14">streams</text:span><text:span text:style-name="T13"> and use concat to create one file with the name as parame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01:17:20.093993546</meta:creation-date>
    <dc:date>2019-04-16T21:01:13.342149695</dc:date>
    <meta:editing-duration>PT1H49M55S</meta:editing-duration>
    <meta:editing-cycles>18</meta:editing-cycles>
    <meta:generator>LibreOffice/6.0.7.3$Linux_X86_64 LibreOffice_project/00m0$Build-3</meta:generator>
    <meta:document-statistic meta:table-count="0" meta:image-count="0" meta:object-count="0" meta:page-count="2" meta:paragraph-count="19" meta:word-count="552" meta:character-count="3350" meta:non-whitespace-character-count="2817"/>
  </office:meta>
</office:document-meta>
</file>